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5" style:family="paragraph" style:parent-style-name="Text_20_body">
      <style:text-properties fo:font-size="18pt" style:text-underline-style="none" fo:font-weight="normal" officeooo:rsid="00c41485" officeooo:paragraph-rsid="00c41485" style:font-size-asian="15.75pt" style:font-weight-asian="normal" style:font-size-complex="18pt" style:font-weight-complex="normal"/>
    </style:style>
    <style:style style:name="P126" style:family="paragraph" style:parent-style-name="Text_20_body">
      <style:text-properties fo:font-size="18pt" style:text-underline-style="none" fo:font-weight="normal" officeooo:rsid="00c4459d" officeooo:paragraph-rsid="00c4459d" style:font-size-asian="15.75pt" style:font-weight-asian="normal" style:font-size-complex="18pt" style:font-weight-complex="normal"/>
    </style:style>
    <style:style style:name="P127" style:family="paragraph" style:parent-style-name="Text_20_body">
      <style:text-properties fo:font-size="18pt" style:text-underline-style="none" fo:font-weight="normal" officeooo:rsid="00c54d82" officeooo:paragraph-rsid="00c54d82" style:font-size-asian="15.75pt" style:font-weight-asian="normal" style:font-size-complex="18pt" style:font-weight-complex="normal"/>
    </style:style>
    <style:style style:name="P128" style:family="paragraph" style:parent-style-name="Text_20_body">
      <style:text-properties fo:font-size="18pt" style:text-underline-style="solid" style:text-underline-width="auto" style:text-underline-color="font-color" fo:font-weight="normal" officeooo:rsid="00c5d5eb" officeooo:paragraph-rsid="00c5d5eb" style:font-size-asian="15.75pt" style:font-weight-asian="normal" style:font-size-complex="18pt" style:font-weight-complex="normal"/>
    </style:style>
    <style:style style:name="P129" style:family="paragraph" style:parent-style-name="Text_20_body">
      <style:text-properties fo:font-size="18pt" style:text-underline-style="none" fo:font-weight="normal" officeooo:rsid="00c5d5eb" officeooo:paragraph-rsid="00c5d5eb" style:font-size-asian="15.75pt" style:font-weight-asian="normal" style:font-size-complex="18pt" style:font-weight-complex="normal"/>
    </style:style>
    <style:style style:name="P130" style:family="paragraph" style:parent-style-name="Text_20_body">
      <style:text-properties fo:font-size="18pt" style:text-underline-style="none" fo:font-weight="normal" officeooo:rsid="00c88ab5" officeooo:paragraph-rsid="00c88ab5" style:font-size-asian="15.75pt" style:font-weight-asian="normal" style:font-size-complex="18pt" style:font-weight-complex="normal"/>
    </style:style>
    <style:style style:name="P131" style:family="paragraph" style:parent-style-name="Text_20_body" style:list-style-name="L9">
      <style:text-properties fo:font-size="18pt" style:text-underline-style="none" fo:font-weight="normal" officeooo:rsid="00c8baa6" officeooo:paragraph-rsid="00c8baa6" style:font-size-asian="15.75pt" style:font-weight-asian="normal" style:font-size-complex="18pt" style:font-weight-complex="normal"/>
    </style:style>
    <style:style style:name="P132" style:family="paragraph" style:parent-style-name="Text_20_body">
      <style:text-properties fo:font-size="18pt" style:text-underline-style="none" fo:font-weight="normal" officeooo:rsid="00ca486b" officeooo:paragraph-rsid="00ca486b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color="#00a933" loext:opacity="100%" fo:font-weight="bold" officeooo:rsid="003e5577" style:font-weight-asian="bold" style:font-weight-complex="bold"/>
    </style:style>
    <style:style style:name="T16" style:family="text">
      <style:text-properties officeooo:rsid="004105fc"/>
    </style:style>
    <style:style style:name="T17" style:family="text">
      <style:text-properties officeooo:rsid="00426366"/>
    </style:style>
    <style:style style:name="T18" style:family="text">
      <style:text-properties officeooo:rsid="0043a152"/>
    </style:style>
    <style:style style:name="T19" style:family="text">
      <style:text-properties officeooo:rsid="00456b95"/>
    </style:style>
    <style:style style:name="T20" style:family="text">
      <style:text-properties officeooo:rsid="00473864"/>
    </style:style>
    <style:style style:name="T21" style:family="text">
      <style:text-properties officeooo:rsid="00480912"/>
    </style:style>
    <style:style style:name="T22" style:family="text">
      <style:text-properties officeooo:rsid="00491128"/>
    </style:style>
    <style:style style:name="T23" style:family="text">
      <style:text-properties officeooo:rsid="004df3cd"/>
    </style:style>
    <style:style style:name="T24" style:family="text">
      <style:text-properties fo:color="#00a933" loext:opacity="100%" fo:font-weight="bold" officeooo:rsid="00500829" style:font-weight-asian="bold" style:font-weight-complex="bold"/>
    </style:style>
    <style:style style:name="T25" style:family="text">
      <style:text-properties officeooo:rsid="00525ccf"/>
    </style:style>
    <style:style style:name="T26" style:family="text">
      <style:text-properties officeooo:rsid="00536276"/>
    </style:style>
    <style:style style:name="T27" style:family="text">
      <style:text-properties officeooo:rsid="00549b8d"/>
    </style:style>
    <style:style style:name="T28" style:family="text">
      <style:text-properties officeooo:rsid="00551a96"/>
    </style:style>
    <style:style style:name="T29" style:family="text">
      <style:text-properties officeooo:rsid="00569327"/>
    </style:style>
    <style:style style:name="T30" style:family="text">
      <style:text-properties officeooo:rsid="00582686"/>
    </style:style>
    <style:style style:name="T31" style:family="text">
      <style:text-properties officeooo:rsid="0058b3d0"/>
    </style:style>
    <style:style style:name="T32" style:family="text">
      <style:text-properties officeooo:rsid="0059f6b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f190b"/>
    </style:style>
    <style:style style:name="T35" style:family="text">
      <style:text-properties officeooo:rsid="005faafd"/>
    </style:style>
    <style:style style:name="T36" style:family="text">
      <style:text-properties officeooo:rsid="006667c2"/>
    </style:style>
    <style:style style:name="T37" style:family="text">
      <style:text-properties officeooo:rsid="0068d5e3"/>
    </style:style>
    <style:style style:name="T38" style:family="text">
      <style:text-properties officeooo:rsid="006afca0"/>
    </style:style>
    <style:style style:name="T39" style:family="text">
      <style:text-properties officeooo:rsid="006c5444"/>
    </style:style>
    <style:style style:name="T40" style:family="text">
      <style:text-properties officeooo:rsid="006d350b"/>
    </style:style>
    <style:style style:name="T41" style:family="text">
      <style:text-properties officeooo:rsid="006d59fd"/>
    </style:style>
    <style:style style:name="T42" style:family="text">
      <style:text-properties officeooo:rsid="006f11b7"/>
    </style:style>
    <style:style style:name="T43" style:family="text">
      <style:text-properties officeooo:rsid="0077000a"/>
    </style:style>
    <style:style style:name="T44" style:family="text">
      <style:text-properties officeooo:rsid="0077f3de"/>
    </style:style>
    <style:style style:name="T45" style:family="text">
      <style:text-properties officeooo:rsid="0084dff6"/>
    </style:style>
    <style:style style:name="T46" style:family="text">
      <style:text-properties fo:color="#00a933" loext:opacity="100%" fo:font-weight="bold" officeooo:rsid="008d7e99" style:font-weight-asian="bold" style:font-weight-complex="bold"/>
    </style:style>
    <style:style style:name="T47" style:family="text">
      <style:text-properties officeooo:rsid="009096c1"/>
    </style:style>
    <style:style style:name="T48" style:family="text">
      <style:text-properties officeooo:rsid="009132d1"/>
    </style:style>
    <style:style style:name="T49" style:family="text">
      <style:text-properties officeooo:rsid="0092a0fe"/>
    </style:style>
    <style:style style:name="T50" style:family="text">
      <style:text-properties officeooo:rsid="0092d2d7"/>
    </style:style>
    <style:style style:name="T51" style:family="text">
      <style:text-properties officeooo:rsid="0092f044"/>
    </style:style>
    <style:style style:name="T52" style:family="text">
      <style:text-properties officeooo:rsid="0094bd30"/>
    </style:style>
    <style:style style:name="T53" style:family="text">
      <style:text-properties officeooo:rsid="00957efa"/>
    </style:style>
    <style:style style:name="T54" style:family="text">
      <style:text-properties officeooo:rsid="0096920b"/>
    </style:style>
    <style:style style:name="T55" style:family="text">
      <style:text-properties officeooo:rsid="009742a2"/>
    </style:style>
    <style:style style:name="T56" style:family="text">
      <style:text-properties officeooo:rsid="00993383"/>
    </style:style>
    <style:style style:name="T57" style:family="text">
      <style:text-properties officeooo:rsid="00999c6b"/>
    </style:style>
    <style:style style:name="T58" style:family="text">
      <style:text-properties officeooo:rsid="009b4a2c"/>
    </style:style>
    <style:style style:name="T59" style:family="text">
      <style:text-properties officeooo:rsid="009caa08"/>
    </style:style>
    <style:style style:name="T60" style:family="text">
      <style:text-properties fo:color="#00a933" loext:opacity="100%" fo:font-weight="bold" officeooo:rsid="00a61daa" style:font-weight-asian="bold" style:font-weight-complex="bold"/>
    </style:style>
    <style:style style:name="T61" style:family="text">
      <style:text-properties officeooo:rsid="00a93eb4"/>
    </style:style>
    <style:style style:name="T62" style:family="text">
      <style:text-properties officeooo:rsid="00a9dd80"/>
    </style:style>
    <style:style style:name="T63" style:family="text">
      <style:text-properties officeooo:rsid="00acb520"/>
    </style:style>
    <style:style style:name="T64" style:family="text">
      <style:text-properties officeooo:rsid="00abc117"/>
    </style:style>
    <style:style style:name="T65" style:family="text">
      <style:text-properties officeooo:rsid="00ad6b54"/>
    </style:style>
    <style:style style:name="T66" style:family="text">
      <style:text-properties officeooo:rsid="00adfb0f"/>
    </style:style>
    <style:style style:name="T67" style:family="text">
      <style:text-properties officeooo:rsid="00aedbad"/>
    </style:style>
    <style:style style:name="T68" style:family="text">
      <style:text-properties officeooo:rsid="00b33885"/>
    </style:style>
    <style:style style:name="T69" style:family="text">
      <style:text-properties officeooo:rsid="00b3b6ca"/>
    </style:style>
    <style:style style:name="T70" style:family="text">
      <style:text-properties officeooo:rsid="00b490c9"/>
    </style:style>
    <style:style style:name="T71" style:family="text">
      <style:text-properties officeooo:rsid="00b591c2"/>
    </style:style>
    <style:style style:name="T72" style:family="text">
      <style:text-properties officeooo:rsid="00b639d4"/>
    </style:style>
    <style:style style:name="T73" style:family="text">
      <style:text-properties fo:color="#00a933" loext:opacity="100%" fo:font-weight="bold" officeooo:rsid="00b84009" style:font-weight-asian="bold" style:font-weight-complex="bold"/>
    </style:style>
    <style:style style:name="T74" style:family="text">
      <style:text-properties officeooo:rsid="00b8e2ae"/>
    </style:style>
    <style:style style:name="T75" style:family="text">
      <style:text-properties officeooo:rsid="00bac823"/>
    </style:style>
    <style:style style:name="T76" style:family="text">
      <style:text-properties fo:color="#00a933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57736763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2">Record </text:span><text:span text:style-name="T15">Outgoing</text:span><text:span text:style-name="T2"> Stock</text:span></text:p>
      <text:p text:style-name="P24"><text:span text:style-name="T1">Input:</text:span> <text:span text:style-name="T3">The quantity of stock being </text:span><text:span text:style-name="T16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7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8">deduct</text:span><text:span text:style-name="T8"> a product’s stock.</text:span></text:p>
      <text:p text:style-name="P30">5. <text:span text:style-name="T9">System displays a form for </text:span><text:span text:style-name="T19">deducting</text:span><text:span text:style-name="T9"> product’s stock.</text:span></text:p>
      <text:p text:style-name="P31">6. <text:span text:style-name="T10">Senior staff </text:span><text:span text:style-name="T20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1">deducts</text:span><text:span text:style-name="T12"> product’s stock.</text:span></text:p>
      <text:p text:style-name="P34">9. System displays a message indicating that stock is <text:span text:style-name="T22">deducted</text:span>.</text:p>
      <text:p text:style-name="P34"/>
      <text:p text:style-name="P35">Extensions</text:p>
      <text:p text:style-name="P36"/>
      <text:p text:style-name="P37">2a. No Stocks Found</text:p>
      <text:list xml:id="list193636295277915" text:continue-list="list57736763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3">_</text:span></text:p>
      <text:p text:style-name="P43"><text:span text:style-name="T1">Use Case:</text:span> <text:span text:style-name="T2">Record </text:span><text:span text:style-name="T24">Stock</text:span><text:span text:style-name="T2"> </text:span><text:span text:style-name="T24">Adjustment</text:span></text:p>
      <text:p text:style-name="P44"><text:span text:style-name="T1">Input:</text:span> <text:span text:style-name="T3">The quantity of stock being </text:span><text:span text:style-name="T25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6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7">adjust</text:span><text:span text:style-name="T8"> a product’s stock.</text:span></text:p>
      <text:p text:style-name="P50">5. <text:span text:style-name="T9">System displays a form for </text:span><text:span text:style-name="T28">adjusting</text:span><text:span text:style-name="T9"> product’s stock.</text:span></text:p>
      <text:p text:style-name="P51">6. <text:span text:style-name="T10">Senior staff </text:span><text:span text:style-name="T29">adjust</text:span><text:span text:style-name="T30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1">adjusts</text:span><text:span text:style-name="T12"> product’s stock.</text:span></text:p>
      <text:p text:style-name="P54">9. System displays a message indicating that stock is <text:span text:style-name="T32">adjusted</text:span>.</text:p>
      <text:p text:style-name="P54"/>
      <text:p text:style-name="P55">Extensions</text:p>
      <text:p text:style-name="P56"/>
      <text:p text:style-name="P57">2a. No Stocks Found</text:p>
      <text:list text:continue-list="list193636295277915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3">_</text:span></text:p>
      <text:p text:style-name="P63"><text:soft-page-break/><text:span text:style-name="T1">Use Case:</text:span> <text:span text:style-name="T33">View Stock Movement</text:span></text:p>
      <text:p text:style-name="P63"><text:span text:style-name="T1">Input:</text:span> <text:span text:style-name="T34">Product’s SKU.</text:span></text:p>
      <text:p text:style-name="P64"><text:span text:style-name="T1">Output:</text:span> <text:span text:style-name="T35">A view showing a trend/information about the sales of the stock/product.</text:span></text:p>
      <text:p text:style-name="P65">1. <text:span text:style-name="T36">Senior staff clicks a link/button </text:span><text:span text:style-name="T37">to view stocks.</text:span></text:p>
      <text:p text:style-name="P66">2. System fetches all/subset of stocks.</text:p>
      <text:p text:style-name="P66">3. <text:span text:style-name="T38">System displays stocks.</text:span></text:p>
      <text:p text:style-name="P67">4. <text:span text:style-name="T39">Senior staff selects an option to view stock movement.</text:span></text:p>
      <text:p text:style-name="P68">5. <text:span text:style-name="T40">System fetches </text:span><text:span text:style-name="T41">sales information of the stock.</text:span></text:p>
      <text:p text:style-name="P69">6. <text:span text:style-name="T42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3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3">view stocks.</text:span></text:p>
      <text:p text:style-name="P78">2. System fetches stocks.</text:p>
      <text:p text:style-name="P78"><text:soft-page-break/>3. <text:span text:style-name="T44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5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6">Add Transaction Reason</text:span></text:p>
      <text:p text:style-name="P85"><text:span text:style-name="T1">Input:</text:span> <text:span text:style-name="T47">A new transaction reason.</text:span></text:p>
      <text:p text:style-name="P86"><text:span text:style-name="T1">Output:</text:span> A message indicating <text:span text:style-name="T48">that the transaction reason is added or failed to be added.</text:span></text:p>
      <text:p text:style-name="P87">1. <text:span text:style-name="T49">Senior staff </text:span><text:span text:style-name="T50">clicks </text:span><text:span text:style-name="T51">a link/button to view transaction reasons.</text:span></text:p>
      <text:p text:style-name="P88">2. <text:span text:style-name="T52">System fetches transaction reasons.</text:span></text:p>
      <text:p text:style-name="P89">3. <text:span text:style-name="T53">System displays transaction reasons.</text:span></text:p>
      <text:p text:style-name="P90">4. <text:span text:style-name="T54">Senior staff clicks </text:span><text:span text:style-name="T55">a </text:span><text:span text:style-name="T54">link/button to add a new transaction reason.</text:span></text:p>
      <text:p text:style-name="P91">5. <text:span text:style-name="T56">System displays </text:span><text:span text:style-name="T57">a form for adding a new transaction reason.</text:span></text:p>
      <text:p text:style-name="P92">6. <text:span text:style-name="T58">Senior staff add</text:span><text:span text:style-name="T59">s</text:span><text:span text:style-name="T58"> a new transaction reason.</text:span></text:p>
      <text:p text:style-name="P93">7. <text:span text:style-name="T59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0">Delete</text:span><text:span text:style-name="T46"> Transaction Reason</text:span></text:p>
      <text:p text:style-name="P101"><text:span text:style-name="T1">Input:</text:span> <text:span text:style-name="T47">A</text:span><text:span text:style-name="T61">n identifier for a transaction reason.</text:span></text:p>
      <text:p text:style-name="P102"><text:span text:style-name="T1">Output:</text:span> A message indicating <text:span text:style-name="T48">that the transaction reason is </text:span><text:span text:style-name="T62">delete</text:span><text:span text:style-name="T63">d</text:span><text:span text:style-name="T48"> or failed to be </text:span><text:span text:style-name="T64">deleted</text:span><text:span text:style-name="T48">.</text:span></text:p>
      <text:p text:style-name="P103">1. <text:span text:style-name="T49">Senior staff </text:span><text:span text:style-name="T50">clicks </text:span><text:span text:style-name="T51">a link/button to view transaction reasons.</text:span></text:p>
      <text:p text:style-name="P104">2. <text:span text:style-name="T52">System fetches transaction reasons.</text:span></text:p>
      <text:p text:style-name="P105">3. <text:span text:style-name="T53">System displays transaction reasons.</text:span></text:p>
      <text:p text:style-name="P106">4. <text:span text:style-name="T54">Senior staff clicks </text:span><text:span text:style-name="T55">a </text:span><text:span text:style-name="T54">link/button to </text:span><text:span text:style-name="T65">delet</text:span><text:span text:style-name="T66">e</text:span><text:span text:style-name="T54"> </text:span><text:span text:style-name="T67">a </text:span><text:span text:style-name="T54">transaction reason.</text:span></text:p>
      <text:p text:style-name="P107"><text:span text:style-name="T68">5</text:span>. <text:span text:style-name="T59">System </text:span><text:span text:style-name="T68">deletes </text:span><text:span text:style-name="T59">a </text:span><text:span text:style-name="T69">t</text:span><text:span text:style-name="T59">ransaction reason.</text:span></text:p>
      <text:p text:style-name="P108"><text:span text:style-name="T70">6</text:span>. System displays a message indicating that <text:span text:style-name="T71">the </text:span>transaction reason has been <text:span text:style-name="T72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3">View</text:span><text:span text:style-name="T46"> Transaction Reason</text:span><text:span text:style-name="T73">s</text:span></text:p>
      <text:p text:style-name="P115"><text:span text:style-name="T1">Input:</text:span> <text:span text:style-name="T74">None</text:span></text:p>
      <text:p text:style-name="P116"><text:span text:style-name="T1">Output:</text:span> <text:span text:style-name="T75">A view showing transaction reasons.</text:span></text:p>
      <text:p text:style-name="P117">1. <text:span text:style-name="T49">Senior staff </text:span><text:span text:style-name="T50">clicks </text:span><text:span text:style-name="T51">a link/button to view transaction reasons.</text:span></text:p>
      <text:p text:style-name="P118">2. <text:span text:style-name="T52">System fetches transaction reasons.</text:span></text:p>
      <text:p text:style-name="P119">3. <text:span text:style-name="T53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  <text:p text:style-name="P125"><text:span text:style-name="T1">Use Case:</text:span> <text:span text:style-name="T76">View Stock Transactions</text:span></text:p>
      <text:p text:style-name="P125"><text:span text:style-name="T1">Input:</text:span> None</text:p>
      <text:p text:style-name="P125"><text:span text:style-name="T1">Output:</text:span> A view showing stock transactions.</text:p>
      <text:p text:style-name="P126">1. Senior staff clicks a link/button to view stock transactions.</text:p>
      <text:p text:style-name="P126">2. System fetches stock transactions.</text:p>
      <text:p text:style-name="P126">3. System displays stock transactions.</text:p>
      <text:p text:style-name="P127"/>
      <text:p text:style-name="P128">Extensions</text:p>
      <text:p text:style-name="P129"/>
      <text:p text:style-name="P130">2a. Stock Transactions Not Found</text:p>
      <text:list text:style-name="L9">
        <text:list-item>
          <text:p text:style-name="P131"><text:soft-page-break/>System informs senior staff that no stock transactions were found.</text:p>
        </text:list-item>
      </text:list>
      <text:p text:style-name="P132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4T13:28:03.051949050</dc:date>
    <meta:editing-duration>PT18H23M31S</meta:editing-duration>
    <meta:editing-cycles>161</meta:editing-cycles>
    <meta:generator>LibreOffice/25.8.3.2$Linux_X86_64 LibreOffice_project/580$Build-2</meta:generator>
    <meta:document-statistic meta:table-count="0" meta:image-count="0" meta:object-count="0" meta:page-count="8" meta:paragraph-count="133" meta:word-count="893" meta:character-count="5985" meta:non-whitespace-character-count="5241"/>
  </office:meta>
</office:document-meta>
</file>